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 style:family="paragraph" style:parent-style-name="Standard">
      <style:text-properties fo:language="ru" fo:country="RU" officeooo:rsid="1327ae62" officeooo:paragraph-rsid="16da3a64"/>
    </style:style>
    <style:style style:name="P5"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15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1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1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1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1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1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1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1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1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1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1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1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1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1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1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1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1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1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1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1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1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1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176"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18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190"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19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192"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193"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194"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145a005d" style:font-style-asian="italic" style:font-style-complex="italic"/>
    </style:style>
    <style:style style:name="T3" style:family="text">
      <style:text-properties fo:font-style="italic" officeooo:rsid="14614a13" style:font-style-asian="italic" style:font-style-complex="italic"/>
    </style:style>
    <style:style style:name="T4" style:family="text">
      <style:text-properties fo:font-style="italic" officeooo:rsid="1481b33d" style:font-style-asian="italic" style:font-style-complex="italic"/>
    </style:style>
    <style:style style:name="T5" style:family="text">
      <style:text-properties fo:font-style="italic" officeooo:rsid="1488f3a5" style:font-style-asian="italic" style:font-style-complex="italic"/>
    </style:style>
    <style:style style:name="T6" style:family="text">
      <style:text-properties fo:font-style="italic" officeooo:rsid="14b01452" style:font-style-asian="italic" style:font-style-complex="italic"/>
    </style:style>
    <style:style style:name="T7" style:family="text">
      <style:text-properties fo:font-style="italic" officeooo:rsid="14b96df5" style:font-style-asian="italic" style:font-style-complex="italic"/>
    </style:style>
    <style:style style:name="T8" style:family="text">
      <style:text-properties fo:font-style="italic" officeooo:rsid="14c76b6e" style:font-style-asian="italic" style:font-style-complex="italic"/>
    </style:style>
    <style:style style:name="T9" style:family="text">
      <style:text-properties fo:font-style="italic" officeooo:rsid="14c88951" style:font-style-asian="italic" style:font-style-complex="italic"/>
    </style:style>
    <style:style style:name="T10" style:family="text">
      <style:text-properties fo:font-style="italic" officeooo:rsid="1523a7cb" style:font-style-asian="italic" style:font-style-complex="italic"/>
    </style:style>
    <style:style style:name="T11" style:family="text">
      <style:text-properties fo:font-style="italic" officeooo:rsid="1531491a" style:font-style-asian="italic" style:font-style-complex="italic"/>
    </style:style>
    <style:style style:name="T12" style:family="text">
      <style:text-properties fo:font-style="italic" officeooo:rsid="15752385" style:font-style-asian="italic" style:font-style-complex="italic"/>
    </style:style>
    <style:style style:name="T13" style:family="text">
      <style:text-properties fo:font-style="italic" officeooo:rsid="158e0dd4" style:font-style-asian="italic" style:font-style-complex="italic"/>
    </style:style>
    <style:style style:name="T14" style:family="text">
      <style:text-properties fo:font-style="italic" officeooo:rsid="158fd139" style:font-style-asian="italic" style:font-style-complex="italic"/>
    </style:style>
    <style:style style:name="T15" style:family="text">
      <style:text-properties fo:font-style="italic" officeooo:rsid="15985a25" style:font-style-asian="italic" style:font-style-complex="italic"/>
    </style:style>
    <style:style style:name="T16" style:family="text">
      <style:text-properties fo:font-style="italic" officeooo:rsid="15a9be57" style:font-style-asian="italic" style:font-style-complex="italic"/>
    </style:style>
    <style:style style:name="T17" style:family="text">
      <style:text-properties fo:font-style="italic" officeooo:rsid="15bd7e3f" style:font-style-asian="italic" style:font-style-complex="italic"/>
    </style:style>
    <style:style style:name="T18" style:family="text">
      <style:text-properties fo:font-style="italic" officeooo:rsid="15cc5c49" style:font-style-asian="italic" style:font-style-complex="italic"/>
    </style:style>
    <style:style style:name="T19" style:family="text">
      <style:text-properties fo:font-style="italic" officeooo:rsid="15ce1777" style:font-style-asian="italic" style:font-style-complex="italic"/>
    </style:style>
    <style:style style:name="T20" style:family="text">
      <style:text-properties fo:font-style="italic" officeooo:rsid="15fa94c4" style:font-style-asian="italic" style:font-style-complex="italic"/>
    </style:style>
    <style:style style:name="T21" style:family="text">
      <style:text-properties fo:font-style="italic" officeooo:rsid="1609c480" style:font-style-asian="italic" style:font-style-complex="italic"/>
    </style:style>
    <style:style style:name="T22" style:family="text">
      <style:text-properties fo:font-style="italic" officeooo:rsid="160cc026" style:font-style-asian="italic" style:font-style-complex="italic"/>
    </style:style>
    <style:style style:name="T23" style:family="text">
      <style:text-properties fo:font-style="italic" officeooo:rsid="161107a7" style:font-style-asian="italic" style:font-style-complex="italic"/>
    </style:style>
    <style:style style:name="T24" style:family="text">
      <style:text-properties fo:font-style="italic" officeooo:rsid="1612fa4d" style:font-style-asian="italic" style:font-style-complex="italic"/>
    </style:style>
    <style:style style:name="T25" style:family="text">
      <style:text-properties fo:font-style="italic" officeooo:rsid="161701dd" style:font-style-asian="italic" style:font-style-complex="italic"/>
    </style:style>
    <style:style style:name="T26" style:family="text">
      <style:text-properties fo:font-style="italic" officeooo:rsid="166051da" style:font-style-asian="italic" style:font-style-complex="italic"/>
    </style:style>
    <style:style style:name="T27" style:family="text">
      <style:text-properties fo:font-style="italic" officeooo:rsid="16689839" style:font-style-asian="italic" style:font-style-complex="italic"/>
    </style:style>
    <style:style style:name="T28" style:family="text">
      <style:text-properties fo:font-style="italic" officeooo:rsid="16805b56" style:font-style-asian="italic" style:font-style-complex="italic"/>
    </style:style>
    <style:style style:name="T29" style:family="text">
      <style:text-properties fo:font-style="italic" officeooo:rsid="16830182" style:font-style-asian="italic" style:font-style-complex="italic"/>
    </style:style>
    <style:style style:name="T30" style:family="text">
      <style:text-properties fo:font-style="italic" officeooo:rsid="16969b4f" style:font-style-asian="italic" style:font-style-complex="italic"/>
    </style:style>
    <style:style style:name="T31" style:family="text">
      <style:text-properties fo:font-style="italic" officeooo:rsid="169a3703" style:font-style-asian="italic" style:font-style-complex="italic"/>
    </style:style>
    <style:style style:name="T32" style:family="text">
      <style:text-properties fo:font-style="italic" officeooo:rsid="16a03710" style:font-style-asian="italic" style:font-style-complex="italic"/>
    </style:style>
    <style:style style:name="T33" style:family="text">
      <style:text-properties fo:font-style="italic" officeooo:rsid="16a16290" style:font-style-asian="italic" style:font-style-complex="italic"/>
    </style:style>
    <style:style style:name="T34" style:family="text">
      <style:text-properties fo:font-style="italic" officeooo:rsid="16beaaa9" style:font-style-asian="italic" style:font-style-complex="italic"/>
    </style:style>
    <style:style style:name="T35" style:family="text">
      <style:text-properties fo:font-style="italic" officeooo:rsid="16bf45f2" style:font-style-asian="italic" style:font-style-complex="italic"/>
    </style:style>
    <style:style style:name="T36" style:family="text">
      <style:text-properties fo:font-style="italic" officeooo:rsid="16cde18c" style:font-style-asian="italic" style:font-style-complex="italic"/>
    </style:style>
    <style:style style:name="T37" style:family="text">
      <style:text-properties fo:font-style="italic" officeooo:rsid="16d3a957" style:font-style-asian="italic" style:font-style-complex="italic"/>
    </style:style>
    <style:style style:name="T38" style:family="text">
      <style:text-properties fo:font-style="italic" officeooo:rsid="16d53eba" style:font-style-asian="italic" style:font-style-complex="italic"/>
    </style:style>
    <style:style style:name="T39" style:family="text">
      <style:text-properties fo:font-style="italic" officeooo:rsid="16ee0362" style:font-style-asian="italic" style:font-style-complex="italic"/>
    </style:style>
    <style:style style:name="T40" style:family="text">
      <style:text-properties fo:font-style="italic" officeooo:rsid="16f335ed" style:font-style-asian="italic" style:font-style-complex="italic"/>
    </style:style>
    <style:style style:name="T41" style:family="text">
      <style:text-properties fo:font-style="italic" officeooo:rsid="16fad103" style:font-style-asian="italic" style:font-style-complex="italic"/>
    </style:style>
    <style:style style:name="T42" style:family="text">
      <style:text-properties fo:font-style="italic" officeooo:rsid="170165de" style:font-style-asian="italic" style:font-style-complex="italic"/>
    </style:style>
    <style:style style:name="T43" style:family="text">
      <style:text-properties fo:font-style="italic" officeooo:rsid="1749f3e1" style:font-style-asian="italic" style:font-style-complex="italic"/>
    </style:style>
    <style:style style:name="T44" style:family="text">
      <style:text-properties fo:font-style="italic" officeooo:rsid="17a8aa30" style:font-style-asian="italic" style:font-style-complex="italic"/>
    </style:style>
    <style:style style:name="T45" style:family="text">
      <style:text-properties fo:font-style="italic" officeooo:rsid="17c47831" style:font-style-asian="italic" style:font-style-complex="italic"/>
    </style:style>
    <style:style style:name="T46" style:family="text">
      <style:text-properties fo:font-style="italic" officeooo:rsid="182e86b9" style:font-style-asian="italic" style:font-style-complex="italic"/>
    </style:style>
    <style:style style:name="T47" style:family="text">
      <style:text-properties fo:font-style="italic" officeooo:rsid="183fabcb" style:font-style-asian="italic" style:font-style-complex="italic"/>
    </style:style>
    <style:style style:name="T48" style:family="text">
      <style:text-properties fo:font-style="italic" officeooo:rsid="18677baa" style:font-style-asian="italic" style:font-style-complex="italic"/>
    </style:style>
    <style:style style:name="T49" style:family="text">
      <style:text-properties officeooo:rsid="0019f43d"/>
    </style:style>
    <style:style style:name="T50" style:family="text">
      <style:text-properties fo:language="ru" fo:country="RU"/>
    </style:style>
    <style:style style:name="T51" style:family="text">
      <style:text-properties fo:language="ru" fo:country="RU" officeooo:rsid="0019f43d"/>
    </style:style>
    <style:style style:name="T52" style:family="text">
      <style:text-properties officeooo:rsid="14234f7b"/>
    </style:style>
    <style:style style:name="T53" style:family="text">
      <style:text-properties officeooo:rsid="1428619b"/>
    </style:style>
    <style:style style:name="T54" style:family="text">
      <style:text-properties officeooo:rsid="1429595d"/>
    </style:style>
    <style:style style:name="T55" style:family="text">
      <style:text-properties officeooo:rsid="14356d2b"/>
    </style:style>
    <style:style style:name="T56" style:family="text">
      <style:text-properties officeooo:rsid="144925a4"/>
    </style:style>
    <style:style style:name="T57" style:family="text">
      <style:text-properties officeooo:rsid="1454b196"/>
    </style:style>
    <style:style style:name="T58" style:family="text">
      <style:text-properties officeooo:rsid="1457dc2f"/>
    </style:style>
    <style:style style:name="T59" style:family="text">
      <style:text-properties officeooo:rsid="145928bb"/>
    </style:style>
    <style:style style:name="T60" style:family="text">
      <style:text-properties officeooo:rsid="145a005d"/>
    </style:style>
    <style:style style:name="T61" style:family="text">
      <style:text-properties officeooo:rsid="145cac29"/>
    </style:style>
    <style:style style:name="T62" style:family="text">
      <style:text-properties officeooo:rsid="14614a13"/>
    </style:style>
    <style:style style:name="T63" style:family="text">
      <style:text-properties officeooo:rsid="146494d5"/>
    </style:style>
    <style:style style:name="T64" style:family="text">
      <style:text-properties officeooo:rsid="1467ffdc"/>
    </style:style>
    <style:style style:name="T65" style:family="text">
      <style:text-properties officeooo:rsid="146bf3f4"/>
    </style:style>
    <style:style style:name="T66" style:family="text">
      <style:text-properties officeooo:rsid="14736c5e"/>
    </style:style>
    <style:style style:name="T67" style:family="text">
      <style:text-properties officeooo:rsid="14771aa5"/>
    </style:style>
    <style:style style:name="T68" style:family="text">
      <style:text-properties officeooo:rsid="1481b33d"/>
    </style:style>
    <style:style style:name="T69" style:family="text">
      <style:text-properties officeooo:rsid="1481f038"/>
    </style:style>
    <style:style style:name="T70" style:family="text">
      <style:text-properties officeooo:rsid="1488f3a5"/>
    </style:style>
    <style:style style:name="T71" style:family="text">
      <style:text-properties officeooo:rsid="14a0b1d8"/>
    </style:style>
    <style:style style:name="T72" style:family="text">
      <style:text-properties officeooo:rsid="14aa6688"/>
    </style:style>
    <style:style style:name="T73" style:family="text">
      <style:text-properties officeooo:rsid="14ad76bf"/>
    </style:style>
    <style:style style:name="T74" style:family="text">
      <style:text-properties officeooo:rsid="14ae5dc6"/>
    </style:style>
    <style:style style:name="T75" style:family="text">
      <style:text-properties officeooo:rsid="14afb2bb"/>
    </style:style>
    <style:style style:name="T76" style:family="text">
      <style:text-properties officeooo:rsid="14b01452"/>
    </style:style>
    <style:style style:name="T77" style:family="text">
      <style:text-properties officeooo:rsid="14b28a4a"/>
    </style:style>
    <style:style style:name="T78" style:family="text">
      <style:text-properties officeooo:rsid="14bcf76c"/>
    </style:style>
    <style:style style:name="T79" style:family="text">
      <style:text-properties officeooo:rsid="14c16ad4"/>
    </style:style>
    <style:style style:name="T80" style:family="text">
      <style:text-properties officeooo:rsid="14c76b6e"/>
    </style:style>
    <style:style style:name="T81" style:family="text">
      <style:text-properties officeooo:rsid="14c88951"/>
    </style:style>
    <style:style style:name="T82" style:family="text">
      <style:text-properties officeooo:rsid="1513a2a1"/>
    </style:style>
    <style:style style:name="T83" style:family="text">
      <style:text-properties officeooo:rsid="151701d9"/>
    </style:style>
    <style:style style:name="T84" style:family="text">
      <style:text-properties officeooo:rsid="15181e86"/>
    </style:style>
    <style:style style:name="T85" style:family="text">
      <style:text-properties officeooo:rsid="151ec0b9"/>
    </style:style>
    <style:style style:name="T86" style:family="text">
      <style:text-properties officeooo:rsid="151ff790"/>
    </style:style>
    <style:style style:name="T87" style:family="text">
      <style:text-properties officeooo:rsid="15214ca3"/>
    </style:style>
    <style:style style:name="T88" style:family="text">
      <style:text-properties officeooo:rsid="1523a7cb"/>
    </style:style>
    <style:style style:name="T89" style:family="text">
      <style:text-properties officeooo:rsid="1531491a"/>
    </style:style>
    <style:style style:name="T90" style:family="text">
      <style:text-properties officeooo:rsid="155fbcf4"/>
    </style:style>
    <style:style style:name="T91" style:family="text">
      <style:text-properties officeooo:rsid="156259bc"/>
    </style:style>
    <style:style style:name="T92" style:family="text">
      <style:text-properties officeooo:rsid="15752385"/>
    </style:style>
    <style:style style:name="T93" style:family="text">
      <style:text-properties officeooo:rsid="158a8cef"/>
    </style:style>
    <style:style style:name="T94" style:family="text">
      <style:text-properties officeooo:rsid="158da38b"/>
    </style:style>
    <style:style style:name="T95" style:family="text">
      <style:text-properties officeooo:rsid="158e0dd4"/>
    </style:style>
    <style:style style:name="T96" style:family="text">
      <style:text-properties officeooo:rsid="158e5b2a"/>
    </style:style>
    <style:style style:name="T97" style:family="text">
      <style:text-properties officeooo:rsid="158fd139"/>
    </style:style>
    <style:style style:name="T98" style:family="text">
      <style:text-properties officeooo:rsid="1593945d"/>
    </style:style>
    <style:style style:name="T99" style:family="text">
      <style:text-properties officeooo:rsid="15942cef"/>
    </style:style>
    <style:style style:name="T100" style:family="text">
      <style:text-properties officeooo:rsid="159583b6"/>
    </style:style>
    <style:style style:name="T101" style:family="text">
      <style:text-properties officeooo:rsid="15985a25"/>
    </style:style>
    <style:style style:name="T102" style:family="text">
      <style:text-properties officeooo:rsid="159e65df"/>
    </style:style>
    <style:style style:name="T103" style:family="text">
      <style:text-properties officeooo:rsid="15a9be57"/>
    </style:style>
    <style:style style:name="T104" style:family="text">
      <style:text-properties officeooo:rsid="15ab2a26"/>
    </style:style>
    <style:style style:name="T105" style:family="text">
      <style:text-properties officeooo:rsid="15ae8f20"/>
    </style:style>
    <style:style style:name="T106" style:family="text">
      <style:text-properties officeooo:rsid="15b06283"/>
    </style:style>
    <style:style style:name="T107" style:family="text">
      <style:text-properties officeooo:rsid="15b0818b"/>
    </style:style>
    <style:style style:name="T108" style:family="text">
      <style:text-properties officeooo:rsid="15b6f586"/>
    </style:style>
    <style:style style:name="T109" style:family="text">
      <style:text-properties officeooo:rsid="15b8fd72"/>
    </style:style>
    <style:style style:name="T110" style:family="text">
      <style:text-properties officeooo:rsid="15ba0c49"/>
    </style:style>
    <style:style style:name="T111" style:family="text">
      <style:text-properties officeooo:rsid="15bad9e6"/>
    </style:style>
    <style:style style:name="T112" style:family="text">
      <style:text-properties officeooo:rsid="15bd7e3f"/>
    </style:style>
    <style:style style:name="T113" style:family="text">
      <style:text-properties officeooo:rsid="15cc5c49"/>
    </style:style>
    <style:style style:name="T114" style:family="text">
      <style:text-properties officeooo:rsid="15ce1777"/>
    </style:style>
    <style:style style:name="T115" style:family="text">
      <style:text-properties officeooo:rsid="15ceac2e"/>
    </style:style>
    <style:style style:name="T116" style:family="text">
      <style:text-properties officeooo:rsid="15cf23fe"/>
    </style:style>
    <style:style style:name="T117" style:family="text">
      <style:text-properties officeooo:rsid="15d10c0b"/>
    </style:style>
    <style:style style:name="T118" style:family="text">
      <style:text-properties officeooo:rsid="15d76dd2"/>
    </style:style>
    <style:style style:name="T119" style:family="text">
      <style:text-properties officeooo:rsid="15d7a588"/>
    </style:style>
    <style:style style:name="T120" style:family="text">
      <style:text-properties officeooo:rsid="15d9e03d"/>
    </style:style>
    <style:style style:name="T121" style:family="text">
      <style:text-properties officeooo:rsid="15dbde36"/>
    </style:style>
    <style:style style:name="T122" style:family="text">
      <style:text-properties officeooo:rsid="15dcc141"/>
    </style:style>
    <style:style style:name="T123" style:family="text">
      <style:text-properties officeooo:rsid="15de7f54"/>
    </style:style>
    <style:style style:name="T124" style:family="text">
      <style:text-properties officeooo:rsid="15e1230a"/>
    </style:style>
    <style:style style:name="T125" style:family="text">
      <style:text-properties officeooo:rsid="15f85afc"/>
    </style:style>
    <style:style style:name="T126" style:family="text">
      <style:text-properties officeooo:rsid="15f93f0c"/>
    </style:style>
    <style:style style:name="T127" style:family="text">
      <style:text-properties officeooo:rsid="15fa94c4"/>
    </style:style>
    <style:style style:name="T128" style:family="text">
      <style:text-properties officeooo:rsid="15fdf6c5"/>
    </style:style>
    <style:style style:name="T129" style:family="text">
      <style:text-properties officeooo:rsid="1602b801"/>
    </style:style>
    <style:style style:name="T130" style:family="text">
      <style:text-properties officeooo:rsid="1605b1bd"/>
    </style:style>
    <style:style style:name="T131" style:family="text">
      <style:text-properties officeooo:rsid="1606c4db"/>
    </style:style>
    <style:style style:name="T132" style:family="text">
      <style:text-properties officeooo:rsid="1608a752"/>
    </style:style>
    <style:style style:name="T133" style:family="text">
      <style:text-properties officeooo:rsid="1609c480"/>
    </style:style>
    <style:style style:name="T134" style:family="text">
      <style:text-properties officeooo:rsid="160c572f"/>
    </style:style>
    <style:style style:name="T135" style:family="text">
      <style:text-properties officeooo:rsid="160cc026"/>
    </style:style>
    <style:style style:name="T136" style:family="text">
      <style:text-properties officeooo:rsid="161107a7"/>
    </style:style>
    <style:style style:name="T137" style:family="text">
      <style:text-properties officeooo:rsid="161231ea"/>
    </style:style>
    <style:style style:name="T138" style:family="text">
      <style:text-properties officeooo:rsid="1612fa4d"/>
    </style:style>
    <style:style style:name="T139" style:family="text">
      <style:text-properties officeooo:rsid="161701dd"/>
    </style:style>
    <style:style style:name="T140" style:family="text">
      <style:text-properties officeooo:rsid="1617c2f3"/>
    </style:style>
    <style:style style:name="T141" style:family="text">
      <style:text-properties officeooo:rsid="161ac0c6"/>
    </style:style>
    <style:style style:name="T142" style:family="text">
      <style:text-properties officeooo:rsid="161be3c4"/>
    </style:style>
    <style:style style:name="T143" style:family="text">
      <style:text-properties officeooo:rsid="161ea796"/>
    </style:style>
    <style:style style:name="T144" style:family="text">
      <style:text-properties officeooo:rsid="16265a15"/>
    </style:style>
    <style:style style:name="T145" style:family="text">
      <style:text-properties officeooo:rsid="16274299"/>
    </style:style>
    <style:style style:name="T146" style:family="text">
      <style:text-properties officeooo:rsid="16420d4f"/>
    </style:style>
    <style:style style:name="T147" style:family="text">
      <style:text-properties officeooo:rsid="1651f805"/>
    </style:style>
    <style:style style:name="T148" style:family="text">
      <style:text-properties officeooo:rsid="165d7cb1"/>
    </style:style>
    <style:style style:name="T149" style:family="text">
      <style:text-properties officeooo:rsid="165f10c1"/>
    </style:style>
    <style:style style:name="T150" style:family="text">
      <style:text-properties officeooo:rsid="166051da"/>
    </style:style>
    <style:style style:name="T151" style:family="text">
      <style:text-properties officeooo:rsid="166058fb"/>
    </style:style>
    <style:style style:name="T152" style:family="text">
      <style:text-properties officeooo:rsid="1664427a"/>
    </style:style>
    <style:style style:name="T153" style:family="text">
      <style:text-properties officeooo:rsid="16689839"/>
    </style:style>
    <style:style style:name="T154" style:family="text">
      <style:text-properties officeooo:rsid="1677d4a0"/>
    </style:style>
    <style:style style:name="T155" style:family="text">
      <style:text-properties officeooo:rsid="1679209a"/>
    </style:style>
    <style:style style:name="T156" style:family="text">
      <style:text-properties officeooo:rsid="16798d03"/>
    </style:style>
    <style:style style:name="T157" style:family="text">
      <style:text-properties officeooo:rsid="167ec98c"/>
    </style:style>
    <style:style style:name="T158" style:family="text">
      <style:text-properties officeooo:rsid="16805b56"/>
    </style:style>
    <style:style style:name="T159" style:family="text">
      <style:text-properties officeooo:rsid="16830182"/>
    </style:style>
    <style:style style:name="T160" style:family="text">
      <style:text-properties officeooo:rsid="16867e00"/>
    </style:style>
    <style:style style:name="T161" style:family="text">
      <style:text-properties officeooo:rsid="168af081"/>
    </style:style>
    <style:style style:name="T162" style:family="text">
      <style:text-properties officeooo:rsid="168bfeff"/>
    </style:style>
    <style:style style:name="T163" style:family="text">
      <style:text-properties officeooo:rsid="168faa63"/>
    </style:style>
    <style:style style:name="T164" style:family="text">
      <style:text-properties officeooo:rsid="1690a491"/>
    </style:style>
    <style:style style:name="T165" style:family="text">
      <style:text-properties officeooo:rsid="1691b616"/>
    </style:style>
    <style:style style:name="T166" style:family="text">
      <style:text-properties officeooo:rsid="16933548"/>
    </style:style>
    <style:style style:name="T167" style:family="text">
      <style:text-properties officeooo:rsid="1694cca9"/>
    </style:style>
    <style:style style:name="T168" style:family="text">
      <style:text-properties officeooo:rsid="16954868"/>
    </style:style>
    <style:style style:name="T169" style:family="text">
      <style:text-properties officeooo:rsid="1696419a"/>
    </style:style>
    <style:style style:name="T170" style:family="text">
      <style:text-properties officeooo:rsid="16967518"/>
    </style:style>
    <style:style style:name="T171" style:family="text">
      <style:text-properties officeooo:rsid="16969b4f"/>
    </style:style>
    <style:style style:name="T172" style:family="text">
      <style:text-properties officeooo:rsid="169a3703"/>
    </style:style>
    <style:style style:name="T173" style:family="text">
      <style:text-properties officeooo:rsid="169bca07"/>
    </style:style>
    <style:style style:name="T174" style:family="text">
      <style:text-properties officeooo:rsid="169c675d"/>
    </style:style>
    <style:style style:name="T175" style:family="text">
      <style:text-properties officeooo:rsid="169e9e46"/>
    </style:style>
    <style:style style:name="T176" style:family="text">
      <style:text-properties officeooo:rsid="16a03710"/>
    </style:style>
    <style:style style:name="T177" style:family="text">
      <style:text-properties officeooo:rsid="16a269b3"/>
    </style:style>
    <style:style style:name="T178" style:family="text">
      <style:text-properties officeooo:rsid="16a55eec"/>
    </style:style>
    <style:style style:name="T179" style:family="text">
      <style:text-properties officeooo:rsid="16ad013f"/>
    </style:style>
    <style:style style:name="T180" style:family="text">
      <style:text-properties officeooo:rsid="16bd754e"/>
    </style:style>
    <style:style style:name="T181" style:family="text">
      <style:text-properties officeooo:rsid="16beaaa9"/>
    </style:style>
    <style:style style:name="T182" style:family="text">
      <style:text-properties officeooo:rsid="16bf45f2"/>
    </style:style>
    <style:style style:name="T183" style:family="text">
      <style:text-properties officeooo:rsid="16c33d33"/>
    </style:style>
    <style:style style:name="T184" style:family="text">
      <style:text-properties officeooo:rsid="16cbfab6"/>
    </style:style>
    <style:style style:name="T185" style:family="text">
      <style:text-properties officeooo:rsid="16cde18c"/>
    </style:style>
    <style:style style:name="T186" style:family="text">
      <style:text-properties officeooo:rsid="16ee0362"/>
    </style:style>
    <style:style style:name="T187" style:family="text">
      <style:text-properties officeooo:rsid="16f335ed"/>
    </style:style>
    <style:style style:name="T188" style:family="text">
      <style:text-properties officeooo:rsid="16f7b068"/>
    </style:style>
    <style:style style:name="T189" style:family="text">
      <style:text-properties officeooo:rsid="16f8073a"/>
    </style:style>
    <style:style style:name="T190" style:family="text">
      <style:text-properties officeooo:rsid="16fad103"/>
    </style:style>
    <style:style style:name="T191" style:family="text">
      <style:text-properties officeooo:rsid="170165de"/>
    </style:style>
    <style:style style:name="T192" style:family="text">
      <style:text-properties officeooo:rsid="1726e559"/>
    </style:style>
    <style:style style:name="T193" style:family="text">
      <style:text-properties officeooo:rsid="172a6c5c"/>
    </style:style>
    <style:style style:name="T194" style:family="text">
      <style:text-properties officeooo:rsid="172bbba7"/>
    </style:style>
    <style:style style:name="T195" style:family="text">
      <style:text-properties officeooo:rsid="1730adf9"/>
    </style:style>
    <style:style style:name="T196" style:family="text">
      <style:text-properties officeooo:rsid="1735d334"/>
    </style:style>
    <style:style style:name="T197" style:family="text">
      <style:text-properties officeooo:rsid="17375944"/>
    </style:style>
    <style:style style:name="T198" style:family="text">
      <style:text-properties officeooo:rsid="173eeab0"/>
    </style:style>
    <style:style style:name="T199" style:family="text">
      <style:text-properties officeooo:rsid="173f66ea"/>
    </style:style>
    <style:style style:name="T200" style:family="text">
      <style:text-properties officeooo:rsid="174455d8"/>
    </style:style>
    <style:style style:name="T201" style:family="text">
      <style:text-properties officeooo:rsid="1749f3e1"/>
    </style:style>
    <style:style style:name="T202" style:family="text">
      <style:text-properties officeooo:rsid="17774d43"/>
    </style:style>
    <style:style style:name="T203" style:family="text">
      <style:text-properties officeooo:rsid="17a8aa30"/>
    </style:style>
    <style:style style:name="T204" style:family="text">
      <style:text-properties officeooo:rsid="17b8d53f"/>
    </style:style>
    <style:style style:name="T205" style:family="text">
      <style:text-properties officeooo:rsid="17c47831"/>
    </style:style>
    <style:style style:name="T206" style:family="text">
      <style:text-properties officeooo:rsid="17d94977"/>
    </style:style>
    <style:style style:name="T207" style:family="text">
      <style:text-properties officeooo:rsid="17d9ee1a"/>
    </style:style>
    <style:style style:name="T208" style:family="text">
      <style:text-properties officeooo:rsid="1327ae62"/>
    </style:style>
    <style:style style:name="T209" style:family="text">
      <style:text-properties officeooo:rsid="17dbcb42"/>
    </style:style>
    <style:style style:name="T210" style:family="text">
      <style:text-properties officeooo:rsid="17dcb181"/>
    </style:style>
    <style:style style:name="T211" style:family="text">
      <style:text-properties officeooo:rsid="17de7b94"/>
    </style:style>
    <style:style style:name="T212" style:family="text">
      <style:text-properties officeooo:rsid="17e6544d"/>
    </style:style>
    <style:style style:name="T213" style:family="text">
      <style:text-properties officeooo:rsid="17eb9850"/>
    </style:style>
    <style:style style:name="T214" style:family="text">
      <style:text-properties officeooo:rsid="17ecca87"/>
    </style:style>
    <style:style style:name="T215" style:family="text">
      <style:text-properties officeooo:rsid="17ef06c2"/>
    </style:style>
    <style:style style:name="T216" style:family="text">
      <style:text-properties officeooo:rsid="17f14a36"/>
    </style:style>
    <style:style style:name="T217" style:family="text">
      <style:text-properties officeooo:rsid="17f662fb"/>
    </style:style>
    <style:style style:name="T218" style:family="text">
      <style:text-properties officeooo:rsid="17f84ce5"/>
    </style:style>
    <style:style style:name="T219" style:family="text">
      <style:text-properties officeooo:rsid="181a3432"/>
    </style:style>
    <style:style style:name="T220" style:family="text">
      <style:text-properties officeooo:rsid="181e9f66"/>
    </style:style>
    <style:style style:name="T221" style:family="text">
      <style:text-properties officeooo:rsid="18263780"/>
    </style:style>
    <style:style style:name="T222" style:family="text">
      <style:text-properties officeooo:rsid="182b834e"/>
    </style:style>
    <style:style style:name="T223" style:family="text">
      <style:text-properties officeooo:rsid="182e86b9"/>
    </style:style>
    <style:style style:name="T224" style:family="text">
      <style:text-properties officeooo:rsid="1830266f"/>
    </style:style>
    <style:style style:name="T225" style:family="text">
      <style:text-properties officeooo:rsid="18333127"/>
    </style:style>
    <style:style style:name="T226" style:family="text">
      <style:text-properties officeooo:rsid="183a154b"/>
    </style:style>
    <style:style style:name="T227" style:family="text">
      <style:text-properties officeooo:rsid="183b4cc9"/>
    </style:style>
    <style:style style:name="T228" style:family="text">
      <style:text-properties officeooo:rsid="183cc366"/>
    </style:style>
    <style:style style:name="T229" style:family="text">
      <style:text-properties officeooo:rsid="183fabcb"/>
    </style:style>
    <style:style style:name="T230" style:family="text">
      <style:text-properties officeooo:rsid="1851979c"/>
    </style:style>
    <style:style style:name="T231" style:family="text">
      <style:text-properties officeooo:rsid="18630b23"/>
    </style:style>
    <style:style style:name="T232" style:family="text">
      <style:text-properties officeooo:rsid="18677baa"/>
    </style:style>
    <style:style style:name="T233" style:family="text">
      <style:text-properties officeooo:rsid="186b098f"/>
    </style:style>
    <style:style style:name="T234" style:family="text">
      <style:text-properties officeooo:rsid="18981ab1"/>
    </style:style>
    <style:style style:name="T235" style:family="text">
      <style:text-properties officeooo:rsid="18e1fec7"/>
    </style:style>
    <style:style style:name="T236" style:family="text">
      <style:text-properties officeooo:rsid="18eaf734"/>
    </style:style>
    <style:style style:name="T237" style:family="text">
      <style:text-properties officeooo:rsid="18ec5fb3"/>
    </style:style>
    <style:style style:name="T238" style:family="text">
      <style:text-properties officeooo:rsid="18ec9e44"/>
    </style:style>
    <style:style style:name="T239" style:family="text">
      <style:text-properties officeooo:rsid="18ee405c"/>
    </style:style>
    <style:style style:name="T240" style:family="text">
      <style:text-properties officeooo:rsid="18f00812"/>
    </style:style>
    <style:style style:name="T241" style:family="text">
      <style:text-properties officeooo:rsid="18f098a1"/>
    </style:style>
    <style:style style:name="T242"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Дорогая Мама, я послал пару человек в Ад сегодня….</text:p>
      <text:p text:style-name="P170">—<text:span text:style-name="T80">Фрагмент, предположительно, из </text:span><text:span text:style-name="T8">Евангелие от Фомы</text:span></text:p>
      <text:p text:style-name="P199">(номер документа в каталоге Папирусов Озиринчаса засекречен)</text:p>
      <text:p text:style-name="P80"/>
      <text:p text:style-name="P102">Кто бы подумал, что их тут столько соберётся? <text:span text:style-name="T81">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9">Erdschweinhöhle</text:span><text:span text:style-name="T81">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103">Сматывая свой клубок ириса, что становится уже довольно громоздким, Пират минует Биверборд-Роу, <text:span text:style-name="T82">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8">– Конечно<text:span text:style-name="T83">, вы видите это всё глазами солдата,</text:span>– <text:span text:style-name="T84">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text:span><text:soft-page-break/><text:span text:style-name="T84">держатся теперь. Она идёт с ним рядом длинными грациозными шагами, помахивает руками, потряхивает головой</text:span>—<text:span text:style-name="T85">тянется отщипнуть от его ириса, касаясь при этом его руки.</text:span></text:p>
      <text:p text:style-name="P9">– <text:span text:style-name="T86">Для вас это всё цветущий сад,</text:span>– <text:span text:style-name="T86">предполагает он.</text:span></text:p>
      <text:p text:style-name="P9">– <text:span text:style-name="T86">Да, возможно вы не такой уж сухой <text:s/>пень, в конце концов.</text:span></text:p>
      <text:p text:style-name="P104">Ах, они ещё как его беспокоят, эти <text:span text:style-name="T87">свободные </text:span>женщины <text:span text:style-name="T87">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177"/>
            <text:p text:style-name="P177">Послушай, это просто<text:span text:style-name="T51">—</text:span><text:span text:style-name="T50">не, </text:span><text:span text:style-name="T51">—</text:span><text:span text:style-name="T50">при, </text:span><text:span text:style-name="T51">—</text:span><text:span text:style-name="T50">лично,</text:span></text:p>
            <text:p text:style-name="P178"><text:span text:style-name="T50">Такой подъём, всё</text:span><text:span text:style-name="T51">—</text:span><text:span text:style-name="T50">так, </text:span><text:span text:style-name="T51">—</text:span><text:span text:style-name="T50">от, </text:span><text:span text:style-name="T51">—</text:span><text:span text:style-name="T50">лично,</text:span></text:p>
            <text:p text:style-name="P183">Про возраст свой забыли все…</text:p>
            <text:p text:style-name="P178"><text:span text:style-name="T50">Пчёлы в ме</text:span><text:span text:style-name="T51">—</text:span><text:span text:style-name="T50">ду</text:span></text:p>
            <text:p text:style-name="P178"><text:span text:style-name="T50">Нам не по</text:span><text:span text:style-name="T51">—, —</text:span><text:span text:style-name="T50">ме, </text:span><text:span text:style-name="T51">—</text:span><text:span text:style-name="T50">ха,</text:span></text:p>
            <text:p text:style-name="P179"><text:span text:style-name="T50">И на хо</text:span><text:span text:style-name="T51">—</text:span><text:span text:style-name="T50">ду</text:span></text:p>
            <text:p text:style-name="P179"><text:span text:style-name="T50">Нас качает от</text:span><text:span text:style-name="T51">—</text:span><text:span text:style-name="T50">сме, </text:span><text:span text:style-name="T51">—</text:span><text:span text:style-name="T50">ха,</text:span></text:p>
            <text:p text:style-name="P184">Весельем бурлим у всех на виду</text:p>
            <text:p text:style-name="P185"/>
          </table:table-cell>
          <table:table-cell table:style-name="Table2.B1" office:value-type="string">
            <text:p text:style-name="P195"/>
            <text:p text:style-name="P195">Откуда взялся оркестр свинга?</text:p>
            <text:p text:style-name="P195"/>
            <text:p text:style-name="P196">Она подскакивает вверх-вниз, </text:p>
            <text:p text:style-name="P198">ей хочется пуститься в джиттербаг, </text:p>
            <text:p text:style-name="P196"><text:span text:style-name="T88">он видит, что она хочет </text:span><text:span text:style-name="T10">утратить свою гравитацию</text:span><text:span text:style-name="T88">...</text:span></text:p>
          </table:table-cell>
        </table:table-row>
        <table:table-row>
          <table:table-cell table:style-name="Table2.A1" office:value-type="string">
            <text:p text:style-name="P181"><text:span text:style-name="T50">На</text:span><text:span text:style-name="T51">—</text:span><text:span text:style-name="T50">чхать что тебе</text:span><text:span text:style-name="T51">—</text:span><text:span text:style-name="T50">из</text:span><text:span text:style-name="T51">—</text:span><text:span text:style-name="T50">твоей</text:span><text:span text:style-name="T51">—</text:span><text:span text:style-name="T50">тачки</text:span><text:span text:style-name="T51">— </text:span><text:span text:style-name="T50">кричат,</text:span></text:p>
            <text:p text:style-name="P181"><text:span text:style-name="T50">Не оглянёшься</text:span><text:span text:style-name="T51">—</text:span><text:span text:style-name="T50">и</text:span><text:span text:style-name="T51">—</text:span><text:span text:style-name="T50">они</text:span><text:span text:style-name="T51">—</text:span><text:span text:style-name="T50">замол</text:span><text:span text:style-name="T51">—</text:span><text:span text:style-name="T50">чат,</text:span></text:p>
            <text:p text:style-name="P181"><text:span text:style-name="T50">За</text:span><text:span text:style-name="T51">—</text:span><text:span text:style-name="T50">будь, </text:span><text:span text:style-name="T51">—</text:span><text:span text:style-name="T50">что,</text:span><text:span text:style-name="T51">— </text:span><text:span text:style-name="T50">говорит</text:span><text:span text:style-name="T51">—</text:span><text:span text:style-name="T50">твой</text:span><text:span text:style-name="T51">—</text:span><text:span text:style-name="T50">ка</text:span><text:span text:style-name="T51">—</text:span><text:span text:style-name="T50">лендарь,</text:span></text:p>
            <text:p text:style-name="P181"><text:span text:style-name="T50">В ладони, словно пуп</text:span><text:span text:style-name="T51">—</text:span><text:span text:style-name="T50">сик, </text:span><text:span text:style-name="T51">—</text:span><text:span text:style-name="T50">у, </text:span><text:span text:style-name="T51">—</text:span><text:span text:style-name="T50">дарь! </text:span></text:p>
            <text:p text:style-name="P187"/>
            <text:p text:style-name="P182"><text:span text:style-name="T50">Глаза горят</text:span><text:span text:style-name="T51">—</text:span><text:span text:style-name="T50">так, </text:span><text:span text:style-name="T51">—</text:span><text:span text:style-name="T50">выра, </text:span><text:span text:style-name="T51">—</text:span><text:span text:style-name="T50">зительно,</text:span></text:p>
            <text:p text:style-name="P182"><text:span text:style-name="T50">А смех ей-Бо, </text:span><text:span text:style-name="T51">—</text:span><text:span text:style-name="T50">гу, </text:span><text:span text:style-name="T51">—</text:span><text:span text:style-name="T50">зара, </text:span><text:span text:style-name="T51">—</text:span><text:span text:style-name="T50">зителен,</text:span></text:p>
            <text:p text:style-name="P180"><text:span text:style-name="T50">Нет сил остаться про</text:span><text:span text:style-name="T51">—</text:span><text:span text:style-name="T50">сто, зрителем,</text:span></text:p>
            <text:p text:style-name="P186">Пускаюсь в пляс! </text:p>
          </table:table-cell>
          <table:table-cell table:style-name="Table2.A1" office:value-type="string">
            <text:p text:style-name="P197"/>
          </table:table-cell>
        </table:table-row>
      </table:table>
      <text:p text:style-name="P104"/>
      <text:p text:style-name="P105">Единственный офис на Биверборд-Роу, что не связан физически с остальными, <text:span text:style-name="T89">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1">увязанности</text:span><text:span text:style-name="T89">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text:span><text:soft-page-break/><text:span text:style-name="T89">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106">Нам остаётся рассматривать возможность, что мы умираем <text:span text:style-name="T1">только лиш</text:span>ь потому, <text:span text:style-name="T90">что Они хотят этого: потому что для Их существования Им необходим наш ужас. Мы для Них питательная среда….</text:span></text:p>
      <text:p text:style-name="P107">Это должно радикально изменить суть нашей веры. <text:span text:style-name="T91">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108">Верить, что каждый из Них <text:span text:style-name="T1">умрёт</text:span> лично, означает также верить, <text:span text:style-name="T92">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2">теперь</text:span><text:span text:style-name="T92">»,– слышится торопливый радиодиктор,– «пора что? Поднять—Мыло!» Аплодисменты и вскрики хохота, что продолжается неприятно долгое время.</text:span></text:p>
      <text:p text:style-name="P10">– <text:span text:style-name="T93">Поднять Мыло?</text:span>– <text:span text:style-name="T93">Сэмми Гильберт-Шпаес приближается к тонкой разделяющей стенке загянуть в дверной проём.</text:span></text:p>
      <text:p text:style-name="P11">– <text:span text:style-name="T94">Шумные соседи,</text:span>– <text:span text:style-name="T94">замечает Немецкий кинорежиссёр Герхардт фон Гёль.</text:span>– <text:span text:style-name="T95">Они когда-нибудь кончают?</text:span></text:p>
      <text:p text:style-name="P12">– <text:span text:style-name="T95">Прывет, Прентис,</text:span>– <text:span text:style-name="T95">кивает чернокожий, которого Пират не узнаёт,</text:span>– <text:span text:style-name="T95">похоже мы тут представляем старую школу.</text:span>– <text:span text:style-name="T95">Это что </text:span><text:span text:style-name="T13">за</text:span><text:span text:style-name="T95">, кто эти все</text:span>— <text:span text:style-name="T96">Его имя Сент-Жюст Гросаут,</text:span>– <text:span text:style-name="T97">Большую часть Срока наша Контора пыталась внедрить меня в </text:span><text:span text:style-name="T14">Schwarzkommando</text:span><text:span text:style-name="T97">. Никто больше этим не интересовался. <text:s/>Звучит немного параноидно, но по-моему я там был один такой….</text:span>– <text:span text:style-name="T98">От такого вопиющего нарушения секретности, если оно тем и было, Пират малость опешил.</text:span></text:p>
      <text:p text:style-name="P13">– <text:span text:style-name="T99">Ты бы мог</text:span>—<text:span text:style-name="T100">ну, ознакомить меня с оперативной сводкой про это всё?</text:span></text:p>
      <text:p text:style-name="P14">– <text:span text:style-name="T100">О, Джеффри. Бога ради.</text:span>– <text:span text:style-name="T100">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101">Джеффри, к тому времени, когда ты получишь </text:span><text:span text:style-name="T15">какой угодно</text:span><text:span text:style-name="T101">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109">Пират с изумлением видит сэра Стивена Дадсон-Трак в более молодцеватой форме <text:span text:style-name="T102">чем за всю <text:s/>жизнь. Тот в активном умиротворении, типа, праведный самурай—всякий раз он вступает с </text:span><text:soft-page-break/><text:span text:style-name="T102">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15">– <text:span text:style-name="T103">О, нет, ты же не дашь, чтоб <text:s/></text:span><text:span text:style-name="T16">этот</text:span><text:span text:style-name="T103"> навешал тебе лапши?</text:span>– <text:span text:style-name="T104">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105">Нет, наш Стивенька не совсем ещё готов причислиться к лику святых, так ведь, дорогуша?</text:span>– <text:span text:style-name="T106">Отвешивая тому, играючи, оплеухи по щеке.</text:span>– <text:span text:style-name="T106">А? а? а?</text:span></text:p>
      <text:p text:style-name="P16">– <text:span text:style-name="T107">Нет, если попаду в шарагу таких как ты,</text:span>– <text:span text:style-name="T107">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16"/>
      <text:p text:style-name="P171">Помолись за простого <text:span text:style-name="T108">стукача</text:span>,</text:p>
      <text:p text:style-name="P172">Он вышел из пизды, как и тыыыы<text:span text:style-name="T49">—</text:span></text:p>
      <text:p text:style-name="P173">Не стоит на него ворчать,</text:p>
      <text:p text:style-name="P173">Он пашет как подземные кроты…</text:p>
      <text:p text:style-name="P173">И когда тебе вскряхнётся с удобством,</text:p>
      <text:p text:style-name="P173">Спроси себя: а ему каково?</text:p>
      <text:p text:style-name="P174">Неужто хуже быть проданным </text:p>
      <text:p text:style-name="P174">За пару монет,</text:p>
      <text:p text:style-name="P174">Чем кряхтеть всю жизнь после того?</text:p>
      <text:p text:style-name="P105"/>
      <text:p text:style-name="P17">– <text:span text:style-name="T109">Не уверен, что мне тут понравиться,</text:span>– <text:span text:style-name="T109">Пират, с нарастающим внутри подозрением, нервно оглядывается.</text:span></text:p>
      <text:p text:style-name="P18">– <text:span text:style-name="T110">Самая худшая часть это стыд,</text:span>– <text:span text:style-name="T110">сэр Стивен сообщает ему.</text:span>– <text:span text:style-name="T111">Преодоление его. Затем твой следующий шаг</text:span>—<text:span text:style-name="T112">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7">мнения, </text:span><text:span text:style-name="T112"><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7">дальше</text:span><text:span text:style-name="T112">? Боже милостивый. Мне не узнать, конечно, пока не справлюсь с этим… Не хочу так сразу вас расхолаживать</text:span>—</text:p>
      <text:p text:style-name="P19">– <text:span text:style-name="T113">Нет, нет, я думал о другом</text:span>—<text:span text:style-name="T113">вот все вы тут это моя Группа, или как? Меня сюда </text:span><text:span text:style-name="T18">назнач</text:span><text:span text:style-name="T19">чили</text:span><text:span text:style-name="T113">?</text:span></text:p>
      <text:p text:style-name="P19">– <text:span text:style-name="T114">Да. Начинаете догадываться почему?</text:span></text:p>
      <text:p text:style-name="P20">– <text:span text:style-name="T115">Боюсь, что да.</text:span>– <text:span text:style-name="T116">Помимо всего прочего, эти присутствующие, в конце концов, такие люди, кто убивает друг друга, и Пират всегда был одним из них.</text:span>– <text:span text:style-name="T117">Я надеялся на</text:span>—<text:span text:style-name="T117">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118">с кем ты пришёл….</text:span></text:p>
      <text:p text:style-name="P21">– <text:span text:style-name="T119">Прентис, брось, всё нормально,</text:span>– <text:span text:style-name="T119">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22"><text:soft-page-break/>– <text:span text:style-name="T120">Я просто… не могу… то есть если это правда, тогда,</text:span>– <text:span text:style-name="T121">смешок, который ему трудно вызвать, глубоко в дыхательных путях,</text:span>– <text:span text:style-name="T122">тогда я ничему не изменил, не так ли? То есть, если я вообще не изменял….</text:span></text:p>
      <text:p text:style-name="P110"><text:span text:style-name="T123">Извещение настигло его во время правительственного ролика кинохроники. </text:span>ОТ КИНЖАЛА-И-ПЛАЩА К ПРИЗНАНИЯМ НАТОЩАК, <text:span text:style-name="T124">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23">– <text:span text:style-name="T125">Там довольно забавно, в общем-то,</text:span>– <text:span text:style-name="T125">пока камера надвигается для ближнего плана этого индивида,</text:span>– <text:span text:style-name="T126">всего за неделю мне дошло что и как надо….</text:span></text:p>
      <text:p text:style-name="P23">– <text:span text:style-name="T126">Появилось ли у вас чувство, что вы тут свой, чего не было по возвращении, или</text:span>—<text:span text:style-name="T126">вас всё ещё тут не приняли?</text:span></text:p>
      <text:p text:style-name="P24">– <text:span text:style-name="T127">Они</text:span>—<text:span text:style-name="T127">о, люди, тут люди просто чудесные. Просто отличные. Нет, </text:span><text:span text:style-name="T20">с этим</text:span><text:span text:style-name="T127"> никаких проблем вообще.</text:span></text:p>
      <text:p text:style-name="P111">В этот момент с по-еп<text:span text:style-name="T128">и</text:span>скопски возвышенного сиденья <text:span text:style-name="T128">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25">– <text:span text:style-name="T129">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25">– <text:span text:style-name="T130">Быть д</text:span>—</text:p>
      <text:p text:style-name="P26">– <text:span text:style-name="T131">Всё нормально. «Быть д</text:span>—»?</text:p>
      <text:p text:style-name="P27">– <text:span text:style-name="T132">Быть двойным агентом. «Привыкать»?</text:span>– <text:span text:style-name="T133">Он присматривается к остальным. Каждый тут смотрится </text:span><text:span text:style-name="T21">как минимум</text:span><text:span text:style-name="T133"> двойным агентом.</text:span></text:p>
      <text:p text:style-name="P28">– <text:span text:style-name="T134">Да… ты докатился до этого, докатился к нам сюда,</text:span>– <text:span text:style-name="T134">шепчет Сэмми.</text:span>– <text:span text:style-name="T135">Отделайся от своего стыда и своих нюнь, молодой человек, потому что у нас нет привычки </text:span><text:span text:style-name="T22">терпеть</text:span><text:span text:style-name="T135"> такое слишком долго.</text:span></text:p>
      <text:p text:style-name="P29">– <text:span text:style-name="T136">Это </text:span><text:span text:style-name="T23">тень</text:span><text:span text:style-name="T136">,</text:span>– <text:span text:style-name="T136">кричит Пират,</text:span>– <text:span text:style-name="T136">это работа в тени, навсегда.</text:span></text:p>
      <text:p text:style-name="P30">– <text:span text:style-name="T137">Но подумай о свободе?</text:span>– <text:span text:style-name="T137">грит Милосердый Эванс.</text:span>– <text:span text:style-name="T138">Я не могу доверять даже себе? Так ведь. Как может человек быть свободнее такого? Если его может продать кто угодно? даже и он </text:span><text:span text:style-name="T24">сам</text:span><text:span text:style-name="T138"> понимаешь.</text:span></text:p>
      <text:p text:style-name="P31">– <text:span text:style-name="T25">Я не хочу этого</text:span>—</text:p>
      <text:p text:style-name="P32">– <text:span text:style-name="T139">У тебя нет выбора,</text:span>— <text:span text:style-name="T140">отвечает Додсон-Трак.</text:span>— <text:span text:style-name="T140">Конторе отлично известно, что ты прибыл сюда. Они будут ждать полный отчёт от тебя теперь. Либо добровольно, или по-другому.</text:span></text:p>
      <text:p text:style-name="P33">– <text:span text:style-name="T141">Но я бы… мог никогда им не сказать</text:span>— <text:span text:style-name="T141">Улыбки, которые они ему сейчас демонстрируют, умышленно жестоки, чтобы чуть-чуть помочь ему.</text:span>– <text:span text:style-name="T141">Вы совсем, вы что мне вовсе не доверяете?</text:span></text:p>
      <text:p text:style-name="P33">– <text:span text:style-name="T141">Конечно нет,</text:span>– <text:span text:style-name="T141">грит Сэмми.</text:span>– <text:span text:style-name="T141">А ты бы</text:span>—<text:span text:style-name="T142">на самом деле</text:span>—<text:span text:style-name="T141">поверил бы кому-нибудь из нас?</text:span></text:p>
      <text:p text:style-name="P34"><text:soft-page-break/>– <text:span text:style-name="T143">О, нет,</text:span>– <text:span text:style-name="T143">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144">остаться на дне среди Обойдённых, его бедная честь утрачена, ни найти невозможно, ни искупить.</text:span></text:p>
      <text:p text:style-name="P35"><text:span text:style-name="T145">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46">Ну»,</text:span>– <text:span text:style-name="T146">умное старое лицо подающего ему очки с чёрными линзами,</text:span>– «<text:span text:style-name="T146">вот тебе твоя Бомба….»,</text:span>– <text:span text:style-name="T146">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36">– <text:span text:style-name="T147">А место для покойников найдётся?</text:span>– <text:span text:style-name="T147">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37">– <text:span text:style-name="T148">Да ладно,</text:span>– <text:span text:style-name="T148">с какими ещё идиотскими неприятностями она, по её мнению, сейчас столкнулась,</text:span>– <text:span text:style-name="T148">ты не покойница. Могу поспорить, что даже и фигурально нет.</text:span></text:p>
      <text:p text:style-name="P38">– <text:span text:style-name="T149">То есть, позволяется ли мне приносить с собой моих покойников,</text:span>– <text:span text:style-name="T149">поясняет Катье.</text:span>– <text:span text:style-name="T26">Они</text:span><text:span text:style-name="T150"> ведь, в конце концов, моё удостоверение.</text:span></text:p>
      <text:p text:style-name="P39">– <text:span text:style-name="T151">Мне довольно симпатичен Франс ван дер Грув. Ваш предок. Тот специалист по додо.</text:span></text:p>
      <text:p text:style-name="P112">Это не совсем то, что она подразумевала своими покойниками. «<text:span text:style-name="T152">Я имею ввиду тех, кто своей мёртвостью обязаны напрямую мне. Кроме того, если <text:s/>Франсу как-то случилось бы заглянуть </text:span><text:soft-page-break/><text:span text:style-name="T152">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40">– <text:span text:style-name="T153">Уж </text:span><text:span text:style-name="T27">ты</text:span><text:span text:style-name="T153"> бы рассказала ему кое-что об </text:span><text:span text:style-name="T27">этом</text:span><text:span text:style-name="T153">,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27">у тебя</text:span><text:span text:style-name="T153">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113">Ну, он прав. Она <text:span text:style-name="T154">кладёт</text:span> свою тёплую <text:span text:style-name="T154">ладонь на руку Пирата и дважды встряхивает головой со смешками <text:s/>смущения: «В любом случае, рада вас видеть, капитан Прентис».</text:span></text:p>
      <text:p text:style-name="P50">– И никто больше. Подумать только.</text:p>
      <text:p text:style-name="P113"><text:span text:style-name="T155">Она лишь приподымает брови. Не нашёл сказать что-то получше</text:span> <text:span text:style-name="T156">этого дерьма. Раскаяние, или запоздалое желание остаться чистым, проносится в его крови как наркотик.</text:span></text:p>
      <text:p text:style-name="P41">– <text:span text:style-name="T157">Но</text:span>— <text:span text:style-name="T158">изумлён почувствовать, что начинает </text:span><text:span text:style-name="T28">валиться,</text:span><text:span text:style-name="T158"> как оставленные в пирамидку ружья, у её ног, пойманный её притяжением, расстояния отменяются, волнообразности неизмеримы,</text:span>– <text:span text:style-name="T159">Катье… </text:span><text:span text:style-name="T29">если бы я мог никогда не предать вас</text:span>—</text:p>
      <text:p text:style-name="P114">Он пал: она утратила свою гладь. Она смотрит на него в изумлении.</text:p>
      <text:p text:style-name="P42">– <text:span text:style-name="T160">Будь даже ценой... предательства других, унижения… или убийства других</text:span>—<text:span text:style-name="T161">не важно кого, или сколько, нет, лишь бы служить вам защитой, Катье, вашей совершенной</text:span>—</text:p>
      <text:p text:style-name="P43">– <text:span text:style-name="T162">Но это всё грехи, которые могут никогда <text:s/>и не случиться.</text:span>– <text:span text:style-name="T163">Пожалуйста, они торгуются как пара сутенёров. Они хоть представляют как это звучит со стороны?</text:span>– <text:span text:style-name="T164">Такое довольно просто обещать, не стоит вам ничего.</text:span></text:p>
      <text:p text:style-name="P44">– <text:span text:style-name="T165">Тогда даже совершённые мною грехи,</text:span>– <text:span text:style-name="T166">возражает он,</text:span>– <text:span text:style-name="T166">да я совершил бы их заново</text:span>—</text:p>
      <text:p text:style-name="P44">– <text:span text:style-name="T167">Но это вам также не под силу</text:span>—<text:span text:style-name="T168">так что вы довольно дёшево отделываетесь. Мм?</text:span></text:p>
      <text:p text:style-name="P45">– <text:span text:style-name="T169">Я могу повторять способы,</text:span>– <text:span text:style-name="T169">угрюмее, чем она хотела бы от него.</text:span></text:p>
      <text:p text:style-name="P46">– <text:span text:style-name="T170">О, подумайте...</text:span>– <text:span text:style-name="T170">её пальцы легонечко в его волосах,</text:span>– <text:span text:style-name="T30">подумайте</text:span><text:span text:style-name="T171"> о том, что вы делали. Подумайте о всех ваших «удостоверениях» и обо всех моих</text:span>—</text:p>
      <text:p text:style-name="P47">– <text:span text:style-name="T172">Но это единственное средство </text:span><text:span text:style-name="T31">оставшееся</text:span><text:span text:style-name="T172"> нам теперь,</text:span>– <text:span text:style-name="T173">вскрикивает он,</text:span>– <text:span text:style-name="T174">наш дар быть неверными. С его помощью мы должны всё создать… делиться им, как прокуроры уделяют вам вашу свободу.</text:span></text:p>
      <text:p text:style-name="P48">– <text:span text:style-name="T175">Философ.</text:span>– <text:span text:style-name="T175">Она улыбается.</text:span>– <text:span text:style-name="T175">Вы никогда таким не были.</text:span></text:p>
      <text:p text:style-name="P49">– <text:span text:style-name="T176">Должно быть потому, что всегда был в движении. Я никогда не ощущал </text:span><text:span text:style-name="T32">эту неподвижност</text:span><text:span text:style-name="T33">ь</text:span><text:span text:style-name="T176">….</text:span>– <text:span text:style-name="T177">Они соприкасаются сейчас, без нужды, и всё ж, ни один из них, не избавился полностью от удивления....</text:span>– <text:span text:style-name="T178">Мой младший брат,</text:span>– <text:span text:style-name="T178">(Пират понимает установленную ею связь),</text:span>– <text:span text:style-name="T178">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79">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115"><text:soft-page-break/>Ну, да, Пират сам по себе часовня. «<text:span text:style-name="T180">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51">– <text:span text:style-name="T181">У вас и этого никогда не было, не так ли.</text:span>– <text:span text:style-name="T181">Она и вправду смотрела </text:span><text:span text:style-name="T34">на него</text:span><text:span text:style-name="T181">.</text:span>– <text:span text:style-name="T182">никаких чудесных оправданий. </text:span><text:span text:style-name="T35">Нам всё пришлось делать самим</text:span><text:span text:style-name="T182">.</text:span></text:p>
      <text:p text:style-name="P116">Нет, от стыда всё-таки не отделаться<text:span text:style-name="T49">—только не тут—он должен быть проглочен уродливый и режущий, и с ним придётся жить, в боли, каждый день.</text:span></text:p>
      <text:p text:style-name="P117">Без раздумий, он оказывается в её объятиях. <text:span text:style-name="T183">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52">– <text:span text:style-name="T184">Там ничего нет. Пустошь. Дни напролёт я высматривала признаки жизни. Потом услыхала всех вас тут.</text:span>– <text:span text:style-name="T185">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36">Любовь к Людям</text:span><text:span text:style-name="T185">: </text:span><text:span text:style-name="T36">Что Довело Меня до </text:span><text:span text:style-name="T38">Э</text:span><text:span text:style-name="T37">того</text:span><text:span text:style-name="T36">. </text:span><text:span text:style-name="T185">«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86">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39">Мира</text:span>—<text:span text:style-name="T187">и что когда каждый, каким-то чудесным образом, будет наконец учтён, </text:span><text:span text:style-name="T40">это</text:span><text:span text:style-name="T187"> и станет приблизительным определением «любви к Людям».</text:span></text:p>
      <text:p text:style-name="P53">– <text:span text:style-name="T188">Получите, ваши мошенства в Филиалах,</text:span>– <text:span text:style-name="T189">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54">– <text:span text:style-name="T190">Но Люди никогда не полюбят тебя,</text:span>– <text:span text:style-name="T190">шепчет она,</text:span>– <text:span text:style-name="T190">или меня. Неважно насколько плохо или хорошо устроить для них, мы </text:span><text:span text:style-name="T41">всегда</text:span><text:span text:style-name="T190"> будем плохими. Понимаешь в каком мы положении?</text:span></text:p>
      <text:p text:style-name="P118">Он всё же улыбается, как человек ломающий театр <text:span text:style-name="T191">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text:span><text:soft-page-break/><text:span text:style-name="T191">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42">все на улице увидели это тоже…</text:span><text:span text:style-name="T191">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44"/>
      <text:p text:style-name="P188">И весь мир занят <text:span text:style-name="T196">чем-то</text:span>, эт<text:span text:style-name="T192">о</text:span> сумерки!</text:p>
      <text:p text:style-name="P189">Кто знает какие улицы поутру знали наши ботинки?</text:p>
      <text:p text:style-name="P190">Кто знает, сколько друзей, мы покинули, <text:span text:style-name="T193">в одиночестве </text:span>плакать?</text:p>
      <text:p text:style-name="P191">Какой-то момент мы вместе,</text:p>
      <text:p text:style-name="P191"><text:span text:style-name="T194">Мотив этот б</text:span>удем мурлыкать <text:s/>весь день…</text:p>
      <text:p text:style-name="P192">Каждый танцует, в сумерки,</text:p>
      <text:p text:style-name="P193">Оттанцевать плохой сон прочь….</text:p>
      <text:p text:style-name="P120"/>
      <text:p text:style-name="P121">И они действительно танцуют: <text:span text:style-name="T195">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121"><draw:frame draw:style-name="fr1" draw:name="Image16" text:anchor-type="paragraph" svg:width="6.9252in" svg:height="0.3661in" draw:z-index="0"><draw:image xlink:href="Pictures/1000000000000B720000009B428C9716555D8079.png" xlink:type="simple" xlink:show="embed" xlink:actuate="onLoad" loext:mime-type="image/png"/></draw:frame></text:p>
      <text:p text:style-name="P122">Туман густеет в глотках узких улочек. В воздухе пахнет солёной водой. <text:span text:style-name="T197">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123">Он подтягивает Чичеринские штаны и направляется <text:span text:style-name="T198">вон </text:span>из города, <text:span text:style-name="T199">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124">В это утро всё видится таким, как должны были видеть Викинги, <text:span text:style-name="T200">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125">Народы в движении. <text:span text:style-name="T201">Идёт великий, не знающий границ, поток. </text:span><text:span text:style-name="T43">Volksdeutsch</text:span><text:span text:style-name="T201">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text:span><text:soft-page-break/><text:span text:style-name="T201">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43">Bruder, ja, </text:span><text:span text:style-name="T202">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126">Когда у Слотропа есть сигареты, у него легко выдурить, когда у кого-то есть еда, то делится<text:span text:style-name="T49">—</text:span>иногда бачок водки, если неподалёку имеется скопление войск, <text:span text:style-name="T203">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text:span><text:soft-page-break/><text:span text:style-name="T203">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44">сильны</text:span><text:span text:style-name="T203">, как лица толпы на гонках </text:span><text:span text:style-name="T44">Нет—глянь на меня, проникнись, вынь свою камеру, своё оружие, свой хуй</text:span><text:span text:style-name="T203">….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127">Большую часть времени он один. <text:span text:style-name="T204">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128">К фермерскому дому в речной долине далеко южнее Ростока, <text:span text:style-name="T205">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45">таким реальным, </text:span><text:span text:style-name="T206">таким не затронутым временем, очень отчётливым и полным цвета… «Так это Слотроп».</text:span></text:p>
      <text:p text:style-name="P55">– <text:span text:style-name="T207">О, где ты был, старина?</text:span></text:p>
      <text:p text:style-name="P55">– <text:span text:style-name="T208">‘Тут’.</text:span></text:p>
      <text:p text:style-name="P129"><text:span text:style-name="T49">– </text:span>‘«<text:span text:style-name="T207">Тут»</text:span>’?</text:p>
      <text:p text:style-name="P56">– <text:span text:style-name="T209">Да, типа того, начинаешь понимать</text:span>—<text:span text:style-name="T209">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57">– <text:span text:style-name="T210">Тогда может это твоя работа, что</text:span>—</text:p>
      <text:p text:style-name="P57">– <text:span text:style-name="T210">Я ничего не делаю. Это всё меняется.</text:span></text:p>
      <text:p text:style-name="P130"><text:span text:style-name="T211">Оттенки</text:span> тут<text:span text:style-name="T49">—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58">– <text:span text:style-name="T212">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59">– <text:span text:style-name="T213">Иногда.</text:span>– <text:span text:style-name="T214">Он улыбается: но безмятежность и отстранённость распростёрты бессильным криком не достигающим Слотропа. </text:span></text:p>
      <text:p text:style-name="P59">– <text:span text:style-name="T215">Ты присматриваешь за мной?</text:span></text:p>
      <text:p text:style-name="P59">– <text:span text:style-name="T215">Нет, Слотроп. Не за тобой...</text:span></text:p>
      <text:p text:style-name="P131">Слотроп сидит на старой обшарпанной качалке <text:span text:style-name="T216">обращённой к волнистой линии холмов и солнцу, что только что спустилось ниже последней из дождевых туч, превратив мокрые поля и </text:span><text:soft-page-break/><text:span text:style-name="T216">копны сена в золото. Кто проходил мимо и видел его спящим, с бледным встревоженным лицом оброненным на грудь его грязной униформы?</text:span></text:p>
      <text:p text:style-name="P132">Двигаясь дальше, он обнаруживает, что эти <text:span text:style-name="T217">ф</text:span>ермы <text:span text:style-name="T217">преследуются</text:span> призраками, но дружелюбн<text:span text:style-name="T217">о</text:span>. <text:span text:style-name="T218">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132"/>
      <text:p text:style-name="P176">Неполный <text:span text:style-name="T219">С</text:span>писок <text:span text:style-name="T219">П</text:span>ожеланий к Вечерним <text:span text:style-name="T219">З</text:span>вёздам за <text:span text:style-name="T219">Э</text:span>тот <text:span text:style-name="T219">П</text:span>ериод:</text:p>
      <text:p text:style-name="P133"/>
      <text:p text:style-name="P134">Пусть я найду тот курятник, про который мне говорила старушка.</text:p>
      <text:p text:style-name="P135">Пусть Тантиви будет и вправду жив.</text:p>
      <text:p text:style-name="P136">Пусть этот ёбаный прыщ у меня а спине пройдёт.</text:p>
      <text:p text:style-name="P137">Пусть я поеду в Голливуд, когда это всё кончится <text:span text:style-name="T220">так, чтобы Рита Эйворт смогла меня увидеть и влюбится.</text:span></text:p>
      <text:p text:style-name="P138">Пусть мир этого дня остаётся тут завтра, когда я проснусь.</text:p>
      <text:p text:style-name="P139">Пусть та отставка будет ждать меня в Каксэвене.</text:p>
      <text:p text:style-name="P139">Пусть с Бианкой всё будет хорошо, а и<text:span text:style-name="T49">—</text:span></text:p>
      <text:p text:style-name="P139">Пусть у меня поскорей наладится высраться.</text:p>
      <text:p text:style-name="P139">Пусть то будет просто метеор, что падает.</text:p>
      <text:p text:style-name="P140">Пусть эти ботинки продержатся хотя бы до Любека.</text:p>
      <text:p text:style-name="P141">Пусть этот Людвиг найдёт своего лемминга и оставит меня в покое.</text:p>
      <text:p text:style-name="P141"/>
      <text:p text:style-name="P142"><text:span text:style-name="T221">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222">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60">– <text:span text:style-name="T46">Один <text:s/>лемминг</text:span><text:span text:style-name="T223">, малыш?</text:span></text:p>
      <text:p text:style-name="P61">– <text:span text:style-name="T224">Я держал её два года,</text:span>– <text:span text:style-name="T224">рыдает тот,</text:span>– <text:span text:style-name="T224">ей было хорошо, никогда не пробовала</text:span>—<text:span text:style-name="T224">я не знаю. Что-то просто нашло на неё. </text:span></text:p>
      <text:p text:style-name="P62">– <text:span text:style-name="T225">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text:span><text:soft-page-break/><text:span text:style-name="T225">про это в колледже, так что знаю что говорю. Гарвард. Может та Урсула просто ушла найти себе дружка или ещё что.</text:span></text:p>
      <text:p text:style-name="P63">– <text:span text:style-name="T226">Она бы мне сказала.</text:span></text:p>
      <text:p text:style-name="P63">– <text:span text:style-name="T226">Ну, извини.</text:span></text:p>
      <text:p text:style-name="P63">– <text:span text:style-name="T226">Русские не извиняются.</text:span></text:p>
      <text:p text:style-name="P64">– <text:span text:style-name="T227">Я не Русский.</text:span></text:p>
      <text:p text:style-name="P65">– <text:span text:style-name="T228">Поэтому ты снял погоны?</text:span></text:p>
      <text:p text:style-name="P143">Этот Людвиг, тут, может не совсем Нормальный Мозгами. <text:span text:style-name="T229">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47">Людвига самого</text:span><text:span text:style-name="T229">—да никакой зверушки может и вовсе нет!</text:span></text:p>
      <text:p text:style-name="P145">Однако… разве Слотроп, раз или два, <text:span text:style-name="T230">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66">– <text:span text:style-name="T231">Вот о чём и толковал Иисус,</text:span>– <text:span text:style-name="T231">шепчет призрак Вильяма первого Американского предка Слотропа,</text:span>– <text:span text:style-name="T231">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67">– <text:span text:style-name="T48">Постой</text:span><text:span text:style-name="T232">-ка. У вас же тогда ещё </text:span><text:span text:style-name="T48">не</text:span><text:span text:style-name="T232"> было пазлов.</text:span></text:p>
      <text:p text:style-name="P67">– <text:span text:style-name="T232">О, блядь.</text:span></text:p>
      <text:p text:style-name="P146">Вильям Слотроп был странным птахом. <text:span text:style-name="T233">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text:span><text:soft-page-break/><text:span text:style-name="T233">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147">Он написал длинный трактат вскоре, назвав его <text:span text:style-name="T1">Об Обделённости. </text:span><text:span text:style-name="T234">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152">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153">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text:soft-page-break/>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149">По переулку возле Михельскирхе <text:span text:style-name="T235">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68">– <text:span text:style-name="T236">Ты убила <text:s/>лемминга!</text:span></text:p>
      <text:p text:style-name="P69">– <text:span text:style-name="T236">Отпусти идиот!</text:span>– <text:span text:style-name="T237">Перетягивание каната среди расплывчатых полос солнца и тени на улице.</text:span>– <text:span text:style-name="T238">Это не лемминг, а серая лисица.</text:span></text:p>
      <text:p text:style-name="P150">Людвиг прекращает кричать, чтобы присмотреться. «Она права»,<text:span text:style-name="T49">– от</text:span>мечает Слотроп. </text:p>
      <text:p text:style-name="P70">– <text:span text:style-name="T239">Извини,</text:span>– <text:span text:style-name="T239">сопливится Людвиг.</text:span>– <text:span text:style-name="T240">Я немного расстроен..</text:span></text:p>
      <text:p text:style-name="P71">– <text:span text:style-name="T241">Ну, так может поможешь мне отнести это в церковь?</text:span></text:p>
      <text:p text:style-name="P71">– <text:span text:style-name="T241">Конечно.</text:span></text:p>
      <text:p text:style-name="P151">Оба из них ухватывают по охапке мехов <text:span text:style-name="T242">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151"><draw:frame draw:style-name="fr1" draw:name="Image17" text:anchor-type="paragraph" svg:width="6.9252in" svg:height="0.3661in" draw:z-index="1"><draw:image xlink:href="Pictures/1000000000000B720000009B428C9716555D8079.png" xlink:type="simple" xlink:show="embed" xlink:actuate="onLoad" loext:mime-type="image/png"/></draw:frame></text:p>
      <text:p text:style-name="P148"/>
      <text:p text:style-name="P145"/>
      <text:p text:style-name="P144"/>
      <text:p text:style-name="P119"/>
      <text:p text:style-name="P80"/>
      <text:p text:style-name="P3">– </text:p>
      <text:p text:style-name="P2">—</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4T08:02:49.196445314</dc:date>
    <meta:editing-duration>P12DT9H14M37S</meta:editing-duration>
    <meta:editing-cycles>6346</meta:editing-cycles>
    <meta:generator>LibreOffice/6.1.5.2$Linux_X86_64 LibreOffice_project/10$Build-2</meta:generator>
    <meta:document-statistic meta:table-count="1" meta:image-count="2" meta:object-count="0" meta:page-count="15" meta:paragraph-count="172" meta:word-count="7897" meta:character-count="52059" meta:non-whitespace-character-count="44273"/>
  </office:meta>
</office:document-meta>
</file>